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137d5"/>
    </style:style>
    <style:style style:name="P4" style:family="paragraph" style:parent-style-name="Standard">
      <style:paragraph-properties fo:text-align="start" style:justify-single-word="fals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130f6e" style:font-size-asian="10pt" style:font-size-complex="10pt"/>
    </style:style>
    <style:style style:name="T3" style:family="text">
      <style:text-properties fo:font-size="10pt" officeooo:rsid="00131ccf" style:font-size-asian="10pt" style:font-size-complex="10pt"/>
    </style:style>
    <style:style style:name="T4" style:family="text">
      <style:text-properties officeooo:rsid="000ffa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buntu <text:span text:style-name="T4">20</text:span>.04 UHD and GnuRadio Install</text:p>
      <text:p text:style-name="P1"/>
      <text:p text:style-name="P1"/>
      <text:p text:style-name="P2"><text:span text:style-name="T1"><text:tab/>For this installation, as with the others, a Jenkinsfile automatically builds the content within the associated Dockerfile. One Dockerfile is used to build both UHD and GnuRadio in succession. <text:tab/></text:span></text:p>
      <text:p text:style-name="P4"/>
      <text:p text:style-name="P3"><text:span text:style-name="T1"><text:tab/>Since Python 2 support is ending as of January 2021, Python 3 was used for this build. To ensure that Python 3 can be used during the build, <text:s/>the cmake option -DENABLE_PYTHON3=ON must be included</text:span>. <text:span text:style-name="T1">The dependencies listed for the UHD build <text:s/>were included in order to enable the LibUHD, LibUHD - C API, LibUHD - Python API, Examples, Utils, CrimsontTNG, USRP2, MPMD, <text:s/>Manual, and Man Pages components. Enabled components can be verified through the output logs for each build. <text:s/>Several Python components were installed using Pythons’s pip3 installer. </text:span><text:span text:style-name="T2">In order for the build to complete without requiring user input, the environment must be set to DEBIAN_FRONTEND=noninteractive. </text:span><text:span text:style-name="T3">Libboost version 1.67 was specified, as the default, version 1.72, was found to be incompatible for this build.</text:span></text:p>
      <text:p text:style-name="P4"/>
      <text:p text:style-name="Standard"><text:span text:style-name="T1"><text:tab/>For the GnuRadio portion of the Dockerfile, the build dependencies are those given from the official GnuRadio wiki for Ubuntu builds, with slight modifications, to allow for all components to be buil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editing-cycles>0</meta:editing-cycles>
    <meta:editing-duration>P0D</meta:editing-duration>
    <meta:document-statistic meta:table-count="0" meta:image-count="0" meta:object-count="0" meta:page-count="1" meta:paragraph-count="4" meta:word-count="192" meta:character-count="1223" meta:non-whitespace-character-count="1026"/>
  </office:meta>
</office:document-meta>
</file>